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3f7" officeooo:paragraph-rsid="000ea3f7"/>
    </style:style>
    <style:style style:name="P2" style:family="paragraph" style:parent-style-name="Standard">
      <style:text-properties officeooo:rsid="000ea3f7" officeooo:paragraph-rsid="000f2a7b"/>
    </style:style>
    <style:style style:name="P3" style:family="paragraph" style:parent-style-name="Standard">
      <style:text-properties officeooo:rsid="000ea3f7" officeooo:paragraph-rsid="0012ad57"/>
    </style:style>
    <style:style style:name="P4" style:family="paragraph" style:parent-style-name="Standard">
      <style:text-properties officeooo:rsid="000f2a7b" officeooo:paragraph-rsid="000f2a7b"/>
    </style:style>
    <style:style style:name="P5" style:family="paragraph" style:parent-style-name="Standard">
      <style:text-properties officeooo:rsid="000f2a7b" officeooo:paragraph-rsid="0012ad57"/>
    </style:style>
    <style:style style:name="P6" style:family="paragraph" style:parent-style-name="Standard">
      <style:text-properties officeooo:rsid="000f2a7b" officeooo:paragraph-rsid="000f2a7b"/>
    </style:style>
    <style:style style:name="T1" style:family="text">
      <style:text-properties officeooo:rsid="000f2a7b"/>
    </style:style>
    <style:style style:name="T2" style:family="text">
      <style:text-properties officeooo:rsid="0010e28e"/>
    </style:style>
    <style:style style:name="T3" style:family="text">
      <style:text-properties officeooo:rsid="0012a8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video gets you started with exercise <text:span text:style-name="T2">1</text:span>. </text:p>
      <text:p text:style-name="P1"/>
      <text:p text:style-name="P1">Two files are needed to complete this exercise. Both are available in the exercise <text:span text:style-name="T2">1</text:span> directory on D2L. </text:p>
      <text:p text:style-name="P1"/>
      <text:p text:style-name="P1">I would recommend downloading these files to an exercise <text:span text:style-name="T3">1</text:span> directory on your local machine or the Rserver.</text:p>
      <text:p text:style-name="P1"/>
      <text:p text:style-name="P1">As discussed in the text, keeping your coursework organized in appropriately named file structures will greatly simplify your life as you accumulate more material throughout the semester.</text:p>
      <text:p text:style-name="P1"/>
      <text:p text:style-name="P1">I saved exercise_1.R and exercise_1.html within a for475 → exercises → exercise_1 directory.</text:p>
      <text:p text:style-name="P1"/>
      <text:p text:style-name="P3">Let’s begin by opening open exercise_1.html in your favorite web browser. <text:span text:style-name="T1">This document is created using the rmarkdown package and associated tools which will be covered in later in Chapter 3.</text:span></text:p>
      <text:p text:style-name="P3"/>
      <text:p text:style-name="P5">This document comprises text, R code, and R code output. Similar to the book, you can copy and paste the R code from this document into R. To simplify your life, I’ve extracted all the R code from this document and saved it as an R scripted called exercise_1.R.</text:p>
      <text:p text:style-name="P2"/>
      <text:p text:style-name="P4">As you work through this exercise, it might be helpful to have the web browser open displaying the annotated exercise document, and also R studio open with the script so you can try out the code.</text:p>
      <text:p text:style-name="P2"/>
      <text:p text:style-name="P4">All other directions are provided in the <text:span text:style-name="T3">exercise deliverable</text:span> section. Please let me know if you have any questions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5:08:09.125520310</meta:creation-date>
    <meta:generator>LibreOffice/6.0.3.2$Linux_X86_64 LibreOffice_project/00m0$Build-2</meta:generator>
    <dc:date>2018-06-14T11:22:17.049966370</dc:date>
    <meta:editing-duration>PT1H7M7S</meta:editing-duration>
    <meta:editing-cycles>5</meta:editing-cycles>
    <meta:document-statistic meta:table-count="0" meta:image-count="0" meta:object-count="0" meta:page-count="1" meta:paragraph-count="9" meta:word-count="219" meta:character-count="1297" meta:non-whitespace-character-count="1085"/>
  </office:meta>
</office:document-meta>
</file>